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writing-mode="lr-tb"/>
    </style:style>
    <style:style style:name="T1" style:family="text">
      <style:text-properties style:font-name="sans-serif" fo:font-size="13.5pt"/>
    </style:style>
    <style:style style:name="T2" style:family="text">
      <style:text-properties style:font-name="sans-serif" fo:font-size="13.5pt" fo:font-style="italic" style:font-style-asian="italic" style:font-style-complex="italic"/>
    </style:style>
    <style:style style:name="T3" style:family="text">
      <style:text-properties style:font-name="sans-serif" fo:font-size="13.5pt" fo:font-style="italic" fo:background-color="#1c1c1c" loext:char-shading-value="0" style:font-style-asian="italic" style:font-style-complex="italic"/>
    </style:style>
    <style:style style:name="T4" style:family="text">
      <style:text-properties style:font-name="sans-serif" fo:font-size="13.5pt" fo:font-style="italic" fo:background-color="#1c1c1c" loext:char-shading-value="0" style:font-style-asian="italic" style:font-style-complex="italic"/>
    </style:style>
    <style:style style:name="T5" style:family="text">
      <style:text-properties style:font-name="sans-serif" fo:font-size="13.5pt" fo:font-style="italic" fo:background-color="transparent" loext:char-shading-value="0" style:font-style-asian="italic" style:font-style-complex="italic"/>
    </style:style>
    <style:style style:name="T6" style:family="text">
      <style:text-properties style:font-name="sans-serif" fo:font-size="13.5pt" fo:background-color="transparent" loext:char-shading-value="0"/>
    </style:style>
    <style:style style:name="T7" style:family="text">
      <style:text-properties style:font-name="sans-serif" fo:font-size="13.5pt" fo:background-color="transparent" loext:char-shading-value="0"/>
    </style:style>
    <style:style style:name="T8" style:family="text">
      <style:text-properties style:font-name="sans-serif" fo:font-size="13.5pt" fo:font-weight="bold" style:font-weight-asian="bold" style:font-weight-complex="bold"/>
    </style:style>
    <style:style style:name="T9" style:family="text">
      <style:text-properties style:text-line-through-style="solid" style:text-line-through-type="single"/>
    </style:style>
    <style:style style:name="T10" style:family="text">
      <style:text-properties style:text-line-through-style="solid" style:text-line-through-type="single" style:font-name="sans-serif" fo:font-size="13.5pt"/>
    </style:style>
    <style:style style:name="T11" style:family="text">
      <style:text-properties fo:color="#808080" style:font-name="sans-serif" fo:font-size="13.5pt"/>
    </style:style>
    <style:style style:name="T12" style:family="text">
      <style:text-properties fo:color="#808080" style:font-name="sans-serif" fo:font-size="13.5pt" fo:background-color="transparent" loext:char-shading-value="0"/>
    </style:style>
    <style:style style:name="T13" style:family="text">
      <style:text-properties fo:color="#808080" style:font-name="sans-serif" fo:font-size="13.5pt" fo:font-style="italic" fo:background-color="transparent" loext:char-shading-value="0"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ué hay que entregar?</text:span><text:line-break/><text:span text:style-name="T1">El</text:span> <text:span text:style-name="T1">TPO</text:span> <text:span text:style-name="T1">deberá cumplir con los siguientes requisitos:</text:span><text:line-break/>● <text:span text:style-name="T1">Poseer al menos 4 páginas html, siendo su temática libre.</text:span><text:span text:style-name="T12"> </text:span><text:span text:style-name="T13">En caso de ser un Sitio Web estilo One Page, el mismo deberá tener al menos 5 secciones.</text:span><text:line-break/>● <text:span text:style-name="T1">Utilizar etiquetas semánticas para estructurar el sitio.</text:span><text:line-break/>● <text:span text:style-name="T1">Contener un </text:span><text:span text:style-name="T8">formulario de contacto</text:span><text:span text:style-name="T1"> con validación realizada mediante Javascript.</text:span><text:line-break/><text:span text:style-name="T1">Opcional: el formulario podrá enviar un email utilizando algún servicio externo destinado para ello.</text:span><text:line-break/>● <text:span text:style-name="T1">Utilizar al menos un </text:span><text:span text:style-name="T8">Iframe</text:span><text:span text:style-name="T1">, íconos de </text:span><text:span text:style-name="T8">FontAwesome</text:span><text:span text:style-name="T1"> o </text:span><text:span text:style-name="T8">Flaticon</text:span><text:span text:style-name="T1">; y </text:span><text:span text:style-name="T8">fuentes</text:span><text:span text:style-name="T1"> locales o bien de Google Fonts.</text:span><text:line-break/>● <text:span text:style-name="T1">Tener al menos una página totalmente </text:span><text:span text:style-name="T2">responsive</text:span><text:span text:style-name="T1"> con 3 puntos de corte para 3 tamaños de dispositivos distintos.</text:span><text:line-break/>● <text:span text:style-name="T1">Incorporar al menos una </text:span><text:span text:style-name="T8">animación, transformación o una transición</text:span><text:span text:style-name="T1"> (se deberá indicar en qué parte del sitio web fue incorporada la animación).</text:span><text:line-break/>● <text:span text:style-name="T10">Poseer una estructura HTML maquetada con Flexbox y/o Grid.</text:span><text:span text:style-name="T9"><text:line-break/></text:span>● <text:span text:style-name="T1">Consumir una </text:span><text:span text:style-name="T8">API Rest</text:span><text:span text:style-name="T1"> desde JavaScript. Deberá informar la API utilizada al momento de entregar el TPO.</text:span><text:line-break/>● <text:span text:style-name="T11">En caso de querer utilizar Bootstrap (no es obligatorio), sólo podrá hacerlo en la página del formulario del sitio web. No se aceptarán proyectos desarrollados íntegramente en algún Framework de CSS (Bootstrap, Materialize, Tailwind o similar).</text:span><text:line-break/>● <text:span text:style-name="T1">El desarrollo web deberá subirse a un servidor on-line para poder ser navegada por el Docente. Ejemplo: GitHub Pages, Netlify o similares.</text:span><text:line-break/>● <text:span text:style-name="T1">Además de los aspectos técnicos mencionados anteriormente, el proyecto deberá contemplar aspectos de </text:span><text:span text:style-name="T8">diseño</text:span><text:span text:style-name="T1"> los cuales también serán evaluados por el Docente.</text:span><text:line-break/><text:span text:style-name="T1">Para eso se recomienda que vean el material disponible en el Aula Virtual.</text:span><text:line-break/><text:span text:style-name="T1">Seminario de Diseño Web:</text:span> <text:span text:style-name="T1">https://youtu.be/fVkGt2tYIj0. Para más información, ver material incluído en el</text:span> <text:span text:style-name="T1">Aula Virtual “Diseño”. En relación al estilo de la web (look&amp;feel) se evaluará y considerará: maquetación del sitio web; alineación, orden y márgenes entre los elementos; tipografía seleccionada acorde a la temática del proyecto; fotografía de calidad y optimizada para web; paleta de colores</text:span><text:line-break/><text:span text:style-name="T1">seleccionada acorde a la temática; logo utilizado en el sitio web.</text:span><text:line-break/>● <text:span text:style-name="T1">Nota:</text:span> <text:span text:style-name="T1">el TPO es grupal, deberán sincronizar el código del TPO en Github (o similar) enviando el link del repositorio al Docente al momento de entregar el proyecto. Este requisito es obligatorio. Para más información sobre GIT, ver material incluído en el</text:span><text:line-break/><text:span text:style-name="T1">Aula Virtual “GI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7T15:07:15.633213975</meta:creation-date>
    <dc:date>2022-09-27T15:12:34.975345787</dc:date>
    <meta:editing-duration>PT5M21S</meta:editing-duration>
    <meta:editing-cycles>1</meta:editing-cycles>
    <meta:document-statistic meta:table-count="0" meta:image-count="0" meta:object-count="0" meta:page-count="1" meta:paragraph-count="1" meta:word-count="373" meta:character-count="2367" meta:non-whitespace-character-count="1995"/>
    <meta:generator>LibreOffice/6.4.7.2$Linux_X86_64 LibreOffice_project/40$Build-2</meta:generator>
  </office:meta>
</office:document-meta>
</file>